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RoboschoolHalfCheetah-v1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3289.04371919255" calcext:value-type="float">
            <text:p>3289.04371919255</text:p>
          </table:table-cell>
          <table:table-cell office:value-type="float" office:value="3231.1189577056" calcext:value-type="float">
            <text:p>3231.1189577056</text:p>
          </table:table-cell>
          <table:table-cell office:value-type="float" office:value="3312.65774048703" calcext:value-type="float">
            <text:p>3312.65774048703</text:p>
          </table:table-cell>
          <table:table-cell office:value-type="float" office:value="14.1172757104504" calcext:value-type="float">
            <text:p>14.1172757104504</text:p>
          </table:table-cell>
        </table:table-row>
        <table:table-row table:style-name="ro1">
          <table:table-cell office:value-type="string" calcext:value-type="string">
            <text:p>clonned</text:p>
          </table:table-cell>
          <table:table-cell office:value-type="float" office:value="3227.83422234144" calcext:value-type="float">
            <text:p>3227.83422234144</text:p>
          </table:table-cell>
          <table:table-cell office:value-type="float" office:value="519.495801344365" calcext:value-type="float">
            <text:p>519.495801344365</text:p>
          </table:table-cell>
          <table:table-cell office:value-type="float" office:value="3324.28802350619" calcext:value-type="float">
            <text:p>3324.28802350619</text:p>
          </table:table-cell>
          <table:table-cell office:value-type="float" office:value="285.494791291182" calcext:value-type="float">
            <text:p>285.494791291182</text:p>
          </table:table-cell>
        </table:table-row>
        <table:table-row table:style-name="ro1" table:number-rows-repeated="4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RoboschoolHumanoid-v1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4587.74080191028" calcext:value-type="float">
            <text:p>4587.74080191028</text:p>
          </table:table-cell>
          <table:table-cell office:value-type="float" office:value="-168.221972955778" calcext:value-type="float">
            <text:p>-168.221972955778</text:p>
          </table:table-cell>
          <table:table-cell office:value-type="float" office:value="4747.66678204174" calcext:value-type="float">
            <text:p>4747.66678204174</text:p>
          </table:table-cell>
          <table:table-cell office:value-type="float" office:value="746.21898663467" calcext:value-type="float">
            <text:p>746.21898663467</text:p>
          </table:table-cell>
        </table:table-row>
        <table:table-row table:style-name="ro1">
          <table:table-cell office:value-type="string" calcext:value-type="string">
            <text:p>clonned</text:p>
          </table:table-cell>
          <table:table-cell office:value-type="float" office:value="189.099957445673" calcext:value-type="float">
            <text:p>189.099957445673</text:p>
          </table:table-cell>
          <table:table-cell office:value-type="float" office:value="-93.6487063042209" calcext:value-type="float">
            <text:p>-93.6487063042209</text:p>
          </table:table-cell>
          <table:table-cell office:value-type="float" office:value="800.867410793243" calcext:value-type="float">
            <text:p>800.867410793243</text:p>
          </table:table-cell>
          <table:table-cell office:value-type="float" office:value="121.30152259902" calcext:value-type="float">
            <text:p>121.30152259902</text:p>
          </table:table-cell>
        </table:table-row>
        <table:table-row table:style-name="ro1">
          <table:table-cell office:value-type="string" calcext:value-type="string">
            <text:p>dagger1</text:p>
          </table:table-cell>
          <table:table-cell office:value-type="float" office:value="625.75421746872" calcext:value-type="float">
            <text:p>625.75421746872</text:p>
          </table:table-cell>
          <table:table-cell office:value-type="float" office:value="-170.477986655798" calcext:value-type="float">
            <text:p>-170.477986655798</text:p>
          </table:table-cell>
          <table:table-cell office:value-type="float" office:value="3431.87078635202" calcext:value-type="float">
            <text:p>3431.87078635202</text:p>
          </table:table-cell>
          <table:table-cell office:value-type="float" office:value="411.788794698902" calcext:value-type="float">
            <text:p>411.788794698902</text:p>
          </table:table-cell>
        </table:table-row>
        <table:table-row table:style-name="ro1">
          <table:table-cell office:value-type="string" calcext:value-type="string">
            <text:p>dagger2</text:p>
          </table:table-cell>
          <table:table-cell office:value-type="float" office:value="3264.69790992752" calcext:value-type="float">
            <text:p>3264.69790992752</text:p>
          </table:table-cell>
          <table:table-cell office:value-type="float" office:value="-98.0829694508022" calcext:value-type="float">
            <text:p>-98.0829694508022</text:p>
          </table:table-cell>
          <table:table-cell office:value-type="float" office:value="4625.59584563645" calcext:value-type="float">
            <text:p>4625.59584563645</text:p>
          </table:table-cell>
          <table:table-cell office:value-type="float" office:value="1652.18740137869" calcext:value-type="float">
            <text:p>1652.18740137869</text:p>
          </table:table-cell>
        </table:table-row>
        <table:table-row table:style-name="ro1">
          <table:table-cell office:value-type="string" calcext:value-type="string">
            <text:p>dagger3</text:p>
          </table:table-cell>
          <table:table-cell office:value-type="float" office:value="4462.38304323111" calcext:value-type="float">
            <text:p>4462.38304323111</text:p>
          </table:table-cell>
          <table:table-cell office:value-type="float" office:value="-119.615136047633" calcext:value-type="float">
            <text:p>-119.615136047633</text:p>
          </table:table-cell>
          <table:table-cell office:value-type="float" office:value="4726.5272355558" calcext:value-type="float">
            <text:p>4726.5272355558</text:p>
          </table:table-cell>
          <table:table-cell office:value-type="float" office:value="998.348838290733" calcext:value-type="float">
            <text:p>998.348838290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14:11.286183968</meta:creation-date>
    <dc:date>2019-01-17T20:27:58.220240556</dc:date>
    <meta:editing-duration>PT4H45M1S</meta:editing-duration>
    <meta:editing-cycles>9</meta:editing-cycles>
    <meta:generator>LibreOffice/6.0.7.3$Linux_X86_64 LibreOffice_project/00m0$Build-3</meta:generator>
    <meta:document-statistic meta:table-count="1" meta:cell-count="47" meta:object-count="0"/>
  </office:meta>
</office:document-meta>
</file>